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500000000FAD71AEB882A1C20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32d12" officeooo:paragraph-rsid="00132d12"/>
    </style:style>
    <style:style style:name="P2" style:family="paragraph" style:parent-style-name="Footer">
      <style:paragraph-properties fo:text-align="end" style:justify-single-word="false"/>
      <style:text-properties fo:font-size="6pt" officeooo:rsid="0027f3c8" officeooo:paragraph-rsid="0027f3c8" style:font-size-asian="6pt" style:font-size-complex="6pt"/>
    </style:style>
    <style:style style:name="P3" style:family="paragraph" style:parent-style-name="Standard">
      <style:paragraph-properties fo:text-align="center" style:justify-single-word="false"/>
      <style:text-properties fo:font-size="16pt" officeooo:rsid="00132d12" officeooo:paragraph-rsid="00132d12" style:font-size-asian="16pt" style:font-size-complex="16pt"/>
    </style:style>
    <style:style style:name="P4" style:family="paragraph" style:parent-style-name="Standard">
      <style:paragraph-properties fo:line-height="150%" fo:text-align="start" style:justify-single-word="false"/>
      <style:text-properties fo:font-size="16pt" officeooo:rsid="00207434" officeooo:paragraph-rsid="0039e137" style:font-size-asian="16pt" style:font-size-complex="16pt"/>
    </style:style>
    <style:style style:name="P5" style:family="paragraph" style:parent-style-name="Standard">
      <style:paragraph-properties fo:line-height="150%" fo:text-align="start" style:justify-single-word="false"/>
      <style:text-properties fo:font-size="16pt" officeooo:rsid="00207434" officeooo:paragraph-rsid="003d33fc" style:font-size-asian="16pt" style:font-size-complex="16pt"/>
    </style:style>
    <style:style style:name="P6" style:family="paragraph" style:parent-style-name="Standard">
      <style:paragraph-properties fo:line-height="150%" fo:text-align="start" style:justify-single-word="false"/>
      <style:text-properties fo:font-size="16pt" fo:font-weight="bold" officeooo:rsid="00350297" officeooo:paragraph-rsid="00350297" style:font-size-asian="14pt" style:font-weight-asian="bold" style:font-size-complex="16pt" style:font-weight-complex="bold"/>
    </style:style>
    <style:style style:name="P7" style:family="paragraph" style:parent-style-name="Standard">
      <style:paragraph-properties fo:line-height="150%" fo:text-align="start" style:justify-single-word="false"/>
      <style:text-properties fo:font-size="16pt" fo:font-weight="normal" officeooo:rsid="00350297" officeooo:paragraph-rsid="00350297" style:font-size-asian="14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officeooo:rsid="00140d1b" officeooo:paragraph-rsid="00140d1b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140d1b" officeooo:paragraph-rsid="00140d1b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line-height="150%" fo:text-align="start" style:justify-single-word="false"/>
      <style:text-properties fo:font-size="14pt" fo:font-weight="normal" officeooo:rsid="001d5980" officeooo:paragraph-rsid="001d5980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fo:font-size="14pt" fo:font-weight="normal" officeooo:rsid="001d5980" officeooo:paragraph-rsid="00350297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line-height="0.5646in" fo:text-align="start" style:justify-single-word="false"/>
      <style:text-properties fo:font-size="14pt" fo:font-weight="normal" officeooo:rsid="00207434" officeooo:paragraph-rsid="00207434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line-height="150%" fo:text-align="start" style:justify-single-word="false"/>
      <style:text-properties fo:font-size="14pt" officeooo:rsid="00207434" officeooo:paragraph-rsid="00207434" style:font-size-asian="12.25pt" style:font-size-complex="14pt"/>
    </style:style>
    <style:style style:name="P14" style:family="paragraph">
      <style:paragraph-properties fo:text-align="center"/>
    </style:style>
    <style:style style:name="P15" style:family="paragraph">
      <loext:graphic-properties draw:fill-color="#ffffff"/>
      <style:paragraph-properties fo:text-align="center"/>
      <style:text-properties fo:font-style="normal" style:text-underline-style="none" style:font-style-asian="normal" style:font-style-complex="normal"/>
    </style:style>
    <style:style style:name="P16" style:family="paragraph">
      <loext:graphic-properties draw:fill-color="#dddddd"/>
      <style:paragraph-properties fo:text-align="center"/>
    </style:style>
    <style:style style:name="P17" style:family="paragraph">
      <loext:graphic-properties draw:fill-color="#dddddd"/>
      <style:paragraph-properties fo:text-align="center"/>
      <style:text-properties fo:font-style="normal" style:text-underline-style="none" style:font-style-asian="normal" style:font-style-complex="normal"/>
    </style:style>
    <style:style style:name="P18" style:family="paragraph">
      <loext:graphic-properties draw:fill-color="#ddddd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2e948" style:font-weight-asian="bold" style:font-weight-complex="bold"/>
    </style:style>
    <style:style style:name="T3" style:family="text">
      <style:text-properties fo:font-weight="bold" officeooo:rsid="0039e137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style:font-size-asian="14pt" style:font-weight-asian="normal" style:font-weight-complex="normal"/>
    </style:style>
    <style:style style:name="T6" style:family="text">
      <style:text-properties fo:font-weight="normal" officeooo:rsid="001d5980" style:font-size-asian="14pt" style:font-weight-asian="normal" style:font-weight-complex="normal"/>
    </style:style>
    <style:style style:name="T7" style:family="text">
      <style:text-properties fo:font-weight="normal" officeooo:rsid="00208f94" style:font-size-asian="14pt" style:font-weight-asian="normal" style:font-weight-complex="normal"/>
    </style:style>
    <style:style style:name="T8" style:family="text">
      <style:text-properties officeooo:rsid="001c0e89"/>
    </style:style>
    <style:style style:name="T9" style:family="text">
      <style:text-properties officeooo:rsid="002f3ccb"/>
    </style:style>
    <style:style style:name="T10" style:family="text">
      <style:text-properties fo:font-size="14pt" fo:font-weight="normal" officeooo:rsid="001d5980" style:font-size-asian="14pt" style:font-weight-asian="normal" style:font-size-complex="14pt" style:font-weight-complex="normal"/>
    </style:style>
    <style:style style:name="T11" style:family="text">
      <style:text-properties fo:font-size="14pt" fo:font-weight="normal" style:font-size-asian="12.25pt" style:font-weight-asian="normal" style:font-size-complex="14pt" style:font-weight-complex="normal"/>
    </style:style>
    <style:style style:name="T12" style:family="text">
      <style:text-properties fo:font-size="14pt" fo:font-weight="normal" officeooo:rsid="0039e137" style:font-size-asian="12.25pt" style:font-weight-asian="normal" style:font-size-complex="14pt" style:font-weight-complex="normal"/>
    </style:style>
    <style:style style:name="T13" style:family="text">
      <style:text-properties fo:font-size="14pt" fo:font-weight="normal" officeooo:rsid="003d33fc" style:font-size-asian="12.25pt" style:font-weight-asian="normal" style:font-size-complex="14pt" style:font-weight-complex="normal"/>
    </style:style>
    <style:style style:name="T14" style:family="text">
      <style:text-properties fo:font-size="14pt" fo:font-weight="bold" style:font-size-asian="12.25pt" style:font-weight-asian="bold" style:font-size-complex="14pt" style:font-weight-complex="bold"/>
    </style:style>
    <style:style style:name="T15" style:family="text">
      <style:text-properties fo:font-size="14pt" style:text-underline-style="solid" style:text-underline-width="auto" style:text-underline-color="font-color" fo:font-weight="normal" style:font-size-asian="12.25pt" style:font-weight-asian="normal" style:font-size-complex="14pt" style:font-weight-complex="normal"/>
    </style:style>
    <style:style style:name="T16" style:family="text">
      <style:text-properties fo:font-size="14pt" style:text-underline-style="solid" style:text-underline-width="auto" style:text-underline-color="font-color" fo:font-weight="normal" officeooo:rsid="0039e137" style:font-size-asian="12.25pt" style:font-weight-asian="normal" style:font-size-complex="14pt" style:font-weight-complex="normal"/>
    </style:style>
    <style:style style:name="T17" style:family="text">
      <style:text-properties fo:font-size="14pt" style:text-underline-style="solid" style:text-underline-width="auto" style:text-underline-color="font-color" fo:font-weight="normal" officeooo:rsid="003d33fc" style:font-size-asian="12.25pt" style:font-weight-asian="normal" style:font-size-complex="14pt" style:font-weight-complex="normal"/>
    </style:style>
    <style:style style:name="T18" style:family="text">
      <style:text-properties fo:font-size="18pt" fo:font-style="normal" style:text-underline-style="none" style:font-size-asian="15pt" style:font-style-asian="normal" style:font-size-complex="18pt" style:font-style-complex="normal"/>
    </style:style>
    <style:style style:name="T19" style:family="text">
      <style:text-properties fo:font-size="15pt" style:font-size-asian="13pt" style:font-size-complex="15pt"/>
    </style:style>
    <style:style style:name="T20" style:family="text">
      <style:text-properties fo:font-size="15pt" fo:font-weight="bold" style:font-size-asian="13pt" style:font-weight-asian="bold" style:font-size-complex="15pt" style:font-weight-complex="bold"/>
    </style:style>
    <style:style style:name="T21" style:family="text">
      <style:text-properties fo:font-size="15pt" fo:font-style="normal" style:text-underline-style="none" style:font-size-asian="13pt" style:font-style-asian="normal" style:font-size-complex="15pt" style:font-style-complex="normal"/>
    </style:style>
    <style:style style:name="T22" style:family="text">
      <style:text-properties fo:font-size="15pt" fo:font-style="normal" style:text-underline-style="none" fo:font-weight="bold" style:font-size-asian="13pt" style:font-style-asian="normal" style:font-weight-asian="bold" style:font-size-complex="15pt" style:font-style-complex="normal" style:font-weight-complex="bold"/>
    </style:style>
    <style:style style:name="T23" style:family="text">
      <style:text-properties fo:font-size="16pt" style:font-size-asian="14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-dash="Ultrafine_20_Dashed" svg:stroke-width="0.0402in" svg:stroke-color="#000000" draw:marker-start-width="0.1984in" draw:marker-end-width="0.1984in" draw:fill-color="#ffffff" draw:textarea-horizontal-align="justify" draw:textarea-vertical-align="middle" draw:auto-grow-height="false" fo:min-height="0.528in" fo:min-width="1.3354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-color="#dddddd" draw:textarea-horizontal-align="justify" draw:textarea-vertical-align="middle" draw:auto-grow-height="false" fo:min-height="0.528in" fo:min-width="1.39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-color="#dddddd" draw:textarea-horizontal-align="justify" draw:textarea-vertical-align="middle" draw:auto-grow-height="false" fo:min-height="0.528in" fo:min-width="1.36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-color="#dddddd" draw:textarea-horizontal-align="justify" draw:textarea-vertical-align="middle" draw:auto-grow-height="false" fo:min-height="0.528in" fo:min-width="1.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fill-color="#dddddd" draw:textarea-horizontal-align="justify" draw:textarea-vertical-align="middle" draw:auto-grow-height="false" fo:min-height="0.528in" fo:min-width="1.18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fill-color="#dddddd" draw:textarea-horizontal-align="justify" draw:textarea-vertical-align="middle" draw:auto-grow-height="false" fo:min-height="0.528in" fo:min-width="1.41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000000" draw:fill-color="#dddddd" draw:textarea-horizontal-align="justify" draw:textarea-vertical-align="middle" draw:auto-grow-height="false" fo:min-height="0.528in" fo:min-width="1.3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000000" draw:fill-color="#dddddd" draw:textarea-horizontal-align="justify" draw:textarea-vertical-align="middle" draw:auto-grow-height="false" fo:min-height="0.528in" fo:min-width="1.426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000000" draw:fill-color="#dddddd" draw:textarea-horizontal-align="justify" draw:textarea-vertical-align="middle" draw:auto-grow-height="false" fo:min-height="0.528in" fo:min-width="1.11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000000" draw:fill-color="#dddddd" draw:textarea-horizontal-align="justify" draw:textarea-vertical-align="middle" draw:auto-grow-height="false" fo:min-height="0.528in" fo:min-width="1.0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color="#000000" draw:fill-color="#dddddd" draw:textarea-horizontal-align="justify" draw:textarea-vertical-align="middle" draw:auto-grow-height="false" fo:min-height="0.528in" fo:min-width="1.16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color="#000000" draw:fill-color="#dddddd" draw:textarea-horizontal-align="justify" draw:textarea-vertical-align="middle" draw:auto-grow-height="false" fo:min-height="0.528in" fo:min-width="1.27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color="#000000" draw:fill-color="#dddddd" draw:textarea-horizontal-align="justify" draw:textarea-vertical-align="middle" draw:auto-grow-height="false" fo:min-height="0.528in" fo:min-width="1.43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color="#000000" draw:fill-color="#dddddd" draw:textarea-horizontal-align="justify" draw:textarea-vertical-align="middle" draw:auto-grow-height="false" fo:min-height="0.528in" fo:min-width="1.54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dash" draw:stroke-dash="Dashed_20__28_var_29_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dash" draw:stroke-dash="Dashed_20__28_var_29_"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color="#000000" draw:fill-color="#dddddd" draw:textarea-horizontal-align="justify" draw:textarea-vertical-align="middle" draw:auto-grow-height="false" fo:min-height="0.528in" fo:min-width="1.49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-dash="Ultrafine_20_Dashed" svg:stroke-width="0.0402in" svg:stroke-color="#000000" draw:marker-start-width="0.1984in" draw:marker-end-width="0.1984in" draw:fill-color="#ffffff" draw:textarea-horizontal-align="justify" draw:textarea-vertical-align="middle" draw:auto-grow-height="false" fo:min-height="0.489in" fo:min-width="1.6437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svg:stroke-color="#000000" draw:fill-color="#dddddd" draw:textarea-horizontal-align="justify" draw:textarea-vertical-align="middle" draw:auto-grow-height="false" fo:min-height="1.2957in" fo:min-width="1.888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amily Members</text:p>
      <text:p text:style-name="P3"/>
      <text:p text:style-name="P8"><draw:custom-shape text:anchor-type="paragraph" draw:z-index="0" draw:name="Shape1" draw:style-name="gr1" draw:text-style-name="P15" svg:width="1.3358in" svg:height="0.528in" svg:x="3.2571in" svg:y="2.9799in"><text:p text:style-name="P14"><text:span text:style-name="T18">Sam Smith</text:span></text:p><draw:enhanced-geometry svg:viewBox="0 0 21600 21600" draw:type="rectangle" draw:enhanced-path="M 0 0 L 21600 0 21600 21600 0 21600 0 0 Z N"/></draw:custom-shape><draw:custom-shape text:anchor-type="paragraph" draw:z-index="1" draw:name="Shape1" draw:style-name="gr2" draw:text-style-name="P16" svg:width="1.3961in" svg:height="0.528in" svg:x="4.7382in" svg:y="2.9866in"><text:p text:style-name="P14"><text:span text:style-name="T19">Brittney Smith</text:span></text:p><text:p text:style-name="P14"><text:span text:style-name="T20">Wife</text:span></text:p><draw:enhanced-geometry svg:viewBox="0 0 21600 21600" draw:type="rectangle" draw:enhanced-path="M 0 0 L 21600 0 21600 21600 0 21600 0 0 Z N"/></draw:custom-shape><draw:custom-shape text:anchor-type="paragraph" draw:z-index="2" draw:name="Shape1" draw:style-name="gr3" draw:text-style-name="P16" svg:width="1.3685in" svg:height="0.528in" svg:x="1.6571in" svg:y="1.7457in"><text:p text:style-name="P14"><text:span text:style-name="T19">Samuel </text:span><text:span text:style-name="T19">Smith</text:span></text:p><text:p text:style-name="P14"><text:span text:style-name="T20">Father</text:span></text:p><draw:enhanced-geometry svg:viewBox="0 0 21600 21600" draw:type="rectangle" draw:enhanced-path="M 0 0 L 21600 0 21600 21600 0 21600 0 0 Z N"/></draw:custom-shape><draw:custom-shape text:anchor-type="paragraph" draw:z-index="3" draw:name="Shape1" draw:style-name="gr4" draw:text-style-name="P16" svg:width="1.2504in" svg:height="0.528in" svg:x="3.4346in" svg:y="1.739in"><text:p text:style-name="P14"><text:span text:style-name="T19">Anna Smith</text:span></text:p><text:p text:style-name="P14"><text:span text:style-name="T20">Mother</text:span></text:p><draw:enhanced-geometry svg:viewBox="0 0 21600 21600" draw:type="rectangle" draw:enhanced-path="M 0 0 L 21600 0 21600 21600 0 21600 0 0 Z N"/></draw:custom-shape><draw:custom-shape text:anchor-type="paragraph" draw:z-index="4" draw:name="Shape1" draw:style-name="gr5" draw:text-style-name="P16" svg:width="1.1878in" svg:height="0.528in" svg:x="3.4417in" svg:y="0.4909in"><text:p text:style-name="P14"><text:span text:style-name="T19">John Fields</text:span></text:p><text:p text:style-name="P14"><text:span text:style-name="T20">Grandfather</text:span></text:p><draw:enhanced-geometry svg:viewBox="0 0 21600 21600" draw:type="rectangle" draw:enhanced-path="M 0 0 L 21600 0 21600 21600 0 21600 0 0 Z N"/></draw:custom-shape><draw:custom-shape text:anchor-type="paragraph" draw:z-index="5" draw:name="Shape1" draw:style-name="gr6" draw:text-style-name="P16" svg:width="1.4169in" svg:height="0.528in" svg:x="4.8374in" svg:y="0.5189in"><text:p text:style-name="P14"><text:span text:style-name="T19">Susan Fields</text:span></text:p><text:p text:style-name="P14"><text:span text:style-name="T20">Grandmother</text:span></text:p><draw:enhanced-geometry svg:viewBox="0 0 21600 21600" draw:type="rectangle" draw:enhanced-path="M 0 0 L 21600 0 21600 21600 0 21600 0 0 Z N"/></draw:custom-shape><draw:custom-shape text:anchor-type="paragraph" draw:z-index="6" draw:name="Shape1" draw:style-name="gr7" draw:text-style-name="P16" svg:width="1.3335in" svg:height="0.528in" svg:x="-0.3429in" svg:y="0.498in"><text:p text:style-name="P14"><text:span text:style-name="T19">Adam Smith</text:span></text:p><text:p text:style-name="P14"><text:span text:style-name="T20">Grandfather</text:span></text:p><draw:enhanced-geometry svg:viewBox="0 0 21600 21600" draw:type="rectangle" draw:enhanced-path="M 0 0 L 21600 0 21600 21600 0 21600 0 0 Z N"/></draw:custom-shape><draw:custom-shape text:anchor-type="paragraph" draw:z-index="8" draw:name="Shape1" draw:style-name="gr9" draw:text-style-name="P16" svg:width="1.1185in" svg:height="0.528in" svg:x="0.6917in" svg:y="2.9799in"><text:p text:style-name="P14"><text:span text:style-name="T19">Barry Smith</text:span></text:p><text:p text:style-name="P14"><text:span text:style-name="T20">Brother</text:span></text:p><draw:enhanced-geometry svg:viewBox="0 0 21600 21600" draw:type="rectangle" draw:enhanced-path="M 0 0 L 21600 0 21600 21600 0 21600 0 0 Z N"/></draw:custom-shape><draw:custom-shape text:anchor-type="paragraph" draw:z-index="10" draw:name="Shape1" draw:style-name="gr4" draw:text-style-name="P16" svg:width="1.2504in" svg:height="0.528in" svg:x="0.0646in" svg:y="1.7181in"><text:p text:style-name="P14"><text:span text:style-name="T19">Jenny Smith</text:span></text:p><text:p text:style-name="P14"><text:span text:style-name="T20">Aunt</text:span></text:p><draw:enhanced-geometry svg:viewBox="0 0 21600 21600" draw:type="rectangle" draw:enhanced-path="M 0 0 L 21600 0 21600 21600 0 21600 0 0 Z N"/></draw:custom-shape><draw:custom-shape text:anchor-type="paragraph" draw:z-index="11" draw:name="Shape1" draw:style-name="gr11" draw:text-style-name="P17" svg:width="1.1669in" svg:height="0.528in" svg:x="4.4457in" svg:y="4.5453in"><text:p text:style-name="P14"><text:span text:style-name="T21">Bob Smith</text:span></text:p><text:p text:style-name="P14"><text:span text:style-name="T22">Son</text:span></text:p><draw:enhanced-geometry svg:viewBox="0 0 21600 21600" draw:type="rectangle" draw:enhanced-path="M 0 0 L 21600 0 21600 21600 0 21600 0 0 Z N"/></draw:custom-shape><draw:custom-shape text:anchor-type="paragraph" draw:z-index="12" draw:name="Shape1" draw:style-name="gr12" draw:text-style-name="P17" svg:width="1.278in" svg:height="0.528in" svg:x="2.8563in" svg:y="4.5453in"><text:p text:style-name="P14"><text:span text:style-name="T21">Wendy Smith</text:span></text:p><text:p text:style-name="P14"><text:span text:style-name="T22">Daughter</text:span></text:p><draw:enhanced-geometry svg:viewBox="0 0 21600 21600" draw:type="rectangle" draw:enhanced-path="M 0 0 L 21600 0 21600 21600 0 21600 0 0 Z N"/></draw:custom-shape><draw:custom-shape text:anchor-type="paragraph" draw:z-index="13" draw:name="Shape1" draw:style-name="gr11" draw:text-style-name="P17" svg:width="1.1669in" svg:height="0.528in" svg:x="4.4252in" svg:y="5.5661in"><text:p text:style-name="P14"><text:span text:style-name="T21">Jack Smith</text:span></text:p><text:p text:style-name="P14"><text:span text:style-name="T22">Grandson</text:span></text:p><draw:enhanced-geometry svg:viewBox="0 0 21600 21600" draw:type="rectangle" draw:enhanced-path="M 0 0 L 21600 0 21600 21600 0 21600 0 0 Z N"/></draw:custom-shape><draw:custom-shape text:anchor-type="paragraph" draw:z-index="14" draw:name="Shape1" draw:style-name="gr13" draw:text-style-name="P17" svg:width="1.4307in" svg:height="0.528in" svg:x="5.8228in" svg:y="5.5591in"><text:p text:style-name="P14"><text:span text:style-name="T21">Laura Smith</text:span></text:p><text:p text:style-name="P14"><text:span text:style-name="T22">Granddaughter</text:span></text:p><draw:enhanced-geometry svg:viewBox="0 0 21600 21600" draw:type="rectangle" draw:enhanced-path="M 0 0 L 21600 0 21600 21600 0 21600 0 0 Z N"/></draw:custom-shape><draw:custom-shape text:anchor-type="paragraph" draw:z-index="15" draw:name="Shape1" draw:style-name="gr14" draw:text-style-name="P17" svg:width="1.5421in" svg:height="0.528in" svg:x="5.7866in" svg:y="4.5382in"><text:p text:style-name="P14"><text:span text:style-name="T21">Jenny Smith</text:span></text:p><text:p text:style-name="P14"><text:span text:style-name="T22">Daughter-in-law</text:span></text:p><draw:enhanced-geometry svg:viewBox="0 0 21600 21600" draw:type="rectangle" draw:enhanced-path="M 0 0 L 21600 0 21600 21600 0 21600 0 0 Z N"/></draw:custom-shape><draw:polyline text:anchor-type="paragraph" draw:z-index="16" draw:name="Shape2" draw:style-name="gr15" draw:text-style-name="P14" svg:width="0.7197in" svg:height="1.9925in" draw:transform="rotate (-1.5707963267949) translate (2.30972222222222in 1.02569444444444in)" svg:viewBox="0 0 1829 5062" draw:points="0,5062 512,5062 512,1658 0,1658 512,1658 512,3193 1305,3193 1305,4110 1776,4110 1305,4110 1305,0 1829,0 1429,0"><text:p/></draw:polyline><draw:polyline text:anchor-type="paragraph" draw:z-index="17" draw:name="Shape3" draw:style-name="gr15" draw:text-style-name="P14" svg:width="0.7197in" svg:height="1.5413in" draw:transform="rotate (-1.5707963267949) translate (5.55972222222222in 1.01875in)" svg:viewBox="0 0 1829 3916" draw:points="0,3916 441,3916 441,318 71,318 441,318 441,2028 1341,2028 1341,3828 1829,3828 1341,3828 1341,2028 1341,0 1776,0"><text:p/></draw:polyline><draw:polyline text:anchor-type="paragraph" draw:z-index="18" draw:name="Shape5" draw:style-name="gr16" draw:text-style-name="P14" svg:width="0.8244in" svg:height="-0.0004in" draw:transform="rotate (2.35619449019234) translate (-0.0652777777777803in 2.97986111111111in)" svg:viewBox="0 0 2095 0" draw:points="0,0 1382,0 2095,0"><text:p/></draw:polyline><draw:custom-shape text:anchor-type="paragraph" draw:z-index="19" draw:name="Shape1" draw:style-name="gr9" draw:text-style-name="P16" svg:width="1.1185in" svg:height="0.528in" svg:x="1.9138in" svg:y="2.9799in"><text:p text:style-name="P14"><text:span text:style-name="T19">Sarah Smith</text:span></text:p><text:p text:style-name="P14"><text:span text:style-name="T20">Sister</text:span></text:p><draw:enhanced-geometry svg:viewBox="0 0 21600 21600" draw:mirror-horizontal="false" draw:mirror-vertical="false" draw:type="rectangle" draw:enhanced-path="M 0 0 L 21600 0 21600 21600 0 21600 0 0 Z N"/></draw:custom-shape><draw:polyline text:anchor-type="paragraph" draw:z-index="20" draw:name="Shape4" draw:style-name="gr15" draw:text-style-name="P14" svg:width="0.713in" svg:height="2.7358in" draw:transform="rotate (-1.5707963267949) translate (4.04583333333333in 2.26666666666667in)" svg:viewBox="0 0 1812 6950" draw:points="18,4374 499,4374 499,0 0,0 499,0 499,2240 1293,2240 1293,6950 1812,6950 1293,6950 1293,4110 1812,4110 1293,4110 1293,529 1812,529"><text:p/></draw:polyline><draw:polyline text:anchor-type="paragraph" draw:z-index="21" draw:name="Shape7" draw:style-name="gr15" draw:text-style-name="P14" svg:width="1.037in" svg:height="1.9579in" draw:transform="rotate (-1.5707963267949) translate (5.43472222222222in 3.50763888888889in)" svg:viewBox="0 0 2635 4974" draw:points="0,3828 504,3828 504,0 18,0 504,0 504,1887 2021,1887 2021,1058 2635,1058 2021,1058 2021,4974 2635,4974 2057,4974"><text:p/></draw:polyline><draw:polyline text:anchor-type="paragraph" draw:z-index="22" draw:name="Shape9" draw:style-name="gr15" draw:text-style-name="P14" svg:width="0.4996in" svg:height="1.6248in" draw:transform="rotate (-1.5707963267949) translate (6.5875in 5.06597222222222in)" svg:viewBox="0 0 1270 4128" draw:points="18,3969 321,3969 321,141 0,141 321,141 321,2170 974,2170 974,4128 1270,4128 974,4128 974,0 1252,0"><text:p/></draw:polyline><draw:custom-shape text:anchor-type="paragraph" draw:z-index="9" draw:name="Shape1" draw:style-name="gr10" draw:text-style-name="P16" svg:width="1.035in" svg:height="0.528in" svg:x="4.8957in" svg:y="1.7252in"><text:p text:style-name="P14"><text:span text:style-name="T19">Fred Fields</text:span></text:p><text:p text:style-name="P14"><text:span text:style-name="T20">Uncle</text:span></text:p><draw:enhanced-geometry svg:viewBox="0 0 21600 21600" draw:type="rectangle" draw:enhanced-path="M 0 0 L 21600 0 21600 21600 0 21600 0 0 Z N"/></draw:custom-shape><text:span text:style-name="T8">Sam</text:span> has a <text:span text:style-name="T4">big</text:span> family. His <text:span text:style-name="T1">family tree</text:span><text:span text:style-name="T4"> is below. Read the tree and answer the questions. </text:span></text:p>
      <text:p text:style-name="P9"/>
      <text:p text:style-name="P9"><draw:custom-shape text:anchor-type="paragraph" draw:z-index="7" draw:name="Shape1" draw:style-name="gr8" draw:text-style-name="P16" svg:width="1.4268in" svg:height="0.528in" svg:x="1.1083in" svg:y="0.0508in"><text:p text:style-name="P14"><text:span text:style-name="T19">Mary Smith</text:span></text:p><text:p text:style-name="P14"><text:span text:style-name="T20">Grandmother</text:span></text:p><draw:enhanced-geometry svg:viewBox="0 0 21600 21600" draw:type="rectangle" draw:enhanced-path="M 0 0 L 21600 0 21600 21600 0 21600 0 0 Z N"/></draw:custom-shap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polyline text:anchor-type="paragraph" draw:z-index="25" draw:name="Shape11" draw:style-name="gr17" draw:text-style-name="P14" svg:width="0.8051in" svg:height="0.0016in" draw:transform="rotate (0.785398163397448) translate (7.00416666666666in 0.736805555555553in)" svg:viewBox="0 0 2046 5" draw:points="0,0 2046,0 2041,5"><text:p/></draw:polyline></text:p>
      <text:p text:style-name="P9"/>
      <text:p text:style-name="P9"/>
      <text:p text:style-name="P9"/>
      <text:p text:style-name="P9"/>
      <text:p text:style-name="P9"/>
      <text:p text:style-name="P10">1. Sam’s wife is <text:s/>_________________________.</text:p>
      <text:p text:style-name="P10">2. Sam’s son is <text:s/>__________________________.</text:p>
      <text:p text:style-name="P10">3. Sam’s grandson is ______________________.</text:p>
      <text:p text:style-name="P10">4. Sam’s sister is _________________________.</text:p>
      <text:p text:style-name="P10">5. Sam’s <text:span text:style-name="T9">daughter-in-law</text:span> is _________________________.</text:p>
      <text:p text:style-name="P10">6. Sam’s mother is ________________________.</text:p>
      <text:p text:style-name="P10">7. Sam’s father is _________________________.</text:p>
      <text:p text:style-name="P10">8. Sam’s grandfather (on his mother’s side) is _________________________.</text:p>
      <text:p text:style-name="P10">9. Sam’s grandfather (on his father’s side) is __________________________.</text:p>
      <text:p text:style-name="P6"><text:soft-page-break/>Fill in the Family Tree:</text:p>
      <text:p text:style-name="P7"><draw:custom-shape text:anchor-type="paragraph" draw:z-index="28" draw:name="Shape1" draw:style-name="gr4" draw:text-style-name="P16" svg:width="1.2504in" svg:height="0.528in" svg:x="2.7909in" svg:y="0.2043in"><text:p text:style-name="P14"><text:span text:style-name="T19">Betty Brown</text:span></text:p><text:p text:style-name="P14"><text:span text:style-name="T20">_________</text:span></text:p><draw:enhanced-geometry svg:viewBox="0 0 21600 21600" draw:type="rectangle" draw:enhanced-path="M 0 0 L 21600 0 21600 21600 0 21600 0 0 Z N"/></draw:custom-shape><draw:custom-shape text:anchor-type="paragraph" draw:z-index="27" draw:name="Shape1" draw:style-name="gr18" draw:text-style-name="P16" svg:width="1.4949in" svg:height="0.528in" svg:x="0.8866in" svg:y="0.211in"><text:p text:style-name="P14"><text:span text:style-name="T19">Nicholas Brown</text:span></text:p><text:p text:style-name="P14"><text:span text:style-name="T20">__________</text:span></text:p><draw:enhanced-geometry svg:viewBox="0 0 21600 21600" draw:type="rectangle" draw:enhanced-path="M 0 0 L 21600 0 21600 21600 0 21600 0 0 Z N"/></draw:custom-shape></text:p>
      <text:p text:style-name="P7"/>
      <text:p text:style-name="P7"><draw:polyline text:anchor-type="paragraph" draw:z-index="32" draw:name="Shape4" draw:style-name="gr15" draw:text-style-name="P14" svg:width="0.713in" svg:height="2.7358in" draw:transform="rotate (-1.5707963267949) translate (3.40208333333333in -0.0347222222222172in)" svg:viewBox="0 0 1812 6950" draw:points="18,4374 499,4374 499,0 0,0 499,0 499,2240 1293,2240 1293,6950 1812,6950 1293,6950 1293,4110 1812,4110 1293,4110 1293,529 1812,529"><text:p/></draw:polyline></text:p>
      <text:p text:style-name="P7"/>
      <text:p text:style-name="P7"><draw:custom-shape text:anchor-type="paragraph" draw:z-index="26" draw:name="Shape1" draw:style-name="gr2" draw:text-style-name="P16" svg:width="1.3961in" svg:height="0.528in" svg:x="4.0945in" svg:y="-0.0811in"><text:p text:style-name="P14"><text:span text:style-name="T19">Victoria Brown</text:span></text:p><text:p text:style-name="P14"><text:span text:style-name="T20">________</text:span></text:p><draw:enhanced-geometry svg:viewBox="0 0 21600 21600" draw:type="rectangle" draw:enhanced-path="M 0 0 L 21600 0 21600 21600 0 21600 0 0 Z N"/></draw:custom-shape><draw:custom-shape text:anchor-type="paragraph" draw:z-index="29" draw:name="Shape1" draw:style-name="gr9" draw:text-style-name="P16" svg:width="1.1185in" svg:height="0.528in" svg:x="0.048in" svg:y="-0.0882in"><text:p text:style-name="P14"><text:span text:style-name="T19">Sue Brown</text:span></text:p><text:p text:style-name="P14"><text:span text:style-name="T20">_________</text:span></text:p><draw:enhanced-geometry svg:viewBox="0 0 21600 21600" draw:type="rectangle" draw:enhanced-path="M 0 0 L 21600 0 21600 21600 0 21600 0 0 Z N"/></draw:custom-shape><draw:custom-shape text:anchor-type="paragraph" draw:z-index="31" draw:name="Shape1" draw:style-name="gr9" draw:text-style-name="P16" svg:width="1.1185in" svg:height="0.528in" svg:x="1.2701in" svg:y="-0.0882in"><text:p text:style-name="P14"><text:span text:style-name="T19">Jack Brown</text:span></text:p><text:p text:style-name="P14"><text:span text:style-name="T20">________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35" draw:name="Shape1" draw:style-name="gr2" draw:text-style-name="P16" svg:width="1.3961in" svg:height="0.528in" svg:x="2.5571in" svg:y="-0.0811in"><text:p text:style-name="P14"><text:span text:style-name="T19">John Brown</text:span></text:p><text:p text:style-name="P14"><text:span text:style-name="T20">Father</text:span></text:p><draw:enhanced-geometry svg:viewBox="0 0 21600 21600" draw:type="rectangle" draw:enhanced-path="M 0 0 L 21600 0 21600 21600 0 21600 0 0 Z N"/></draw:custom-shape></text:p>
      <text:p text:style-name="P7"><draw:polyline text:anchor-type="paragraph" draw:z-index="33" draw:name="Shape7" draw:style-name="gr15" draw:text-style-name="P14" svg:width="1.037in" svg:height="1.9579in" draw:transform="rotate (-1.5707963267949) translate (4.79097222222222in 0.0562499999999975in)" svg:viewBox="0 0 2635 4974" draw:points="0,3828 504,3828 504,0 18,0 504,0 504,1887 2021,1887 2021,1058 2635,1058 2021,1058 2021,4974 2635,4974 2057,4974"><text:p/></draw:polyline></text:p>
      <text:p text:style-name="P7"><draw:custom-shape text:anchor-type="paragraph" draw:z-index="36" draw:name="Shape6" draw:style-name="gr20" draw:text-style-name="P18" svg:width="2.0276in" svg:height="1.435in" svg:x="-0.2689in" svg:y="-0.0965in"><text:p><text:span text:style-name="T23">Word Bank:</text:span></text:p><text:p><text:span text:style-name="T23">Mother</text:span><text:span text:style-name="T23"><text:tab/></text:span><text:span text:style-name="T23">Brother</text:span></text:p><text:p><text:span text:style-name="T23">Aunt</text:span><text:span text:style-name="T23"><text:tab/></text:span><text:span text:style-name="T23"> </text:span><text:span text:style-name="T23"><text:tab/></text:span><text:span text:style-name="T23">Uncle</text:span></text:p><text:p><text:span text:style-name="T23">Grandmother</text:span></text:p><text:p><text:span text:style-name="T23">Grandfath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7"/>
      <text:p text:style-name="P7"><draw:custom-shape text:anchor-type="paragraph" draw:z-index="30" draw:name="Shape1" draw:style-name="gr12" draw:text-style-name="P17" svg:width="1.278in" svg:height="0.528in" svg:x="2.2126in" svg:y="-0.0563in"><text:p text:style-name="P14"><text:span text:style-name="T21">Dan Brown</text:span></text:p><text:p text:style-name="P14"><text:span text:style-name="T22">________</text:span></text:p><draw:enhanced-geometry svg:viewBox="0 0 21600 21600" draw:type="rectangle" draw:enhanced-path="M 0 0 L 21600 0 21600 21600 0 21600 0 0 Z N"/></draw:custom-shape><draw:custom-shape text:anchor-type="paragraph" draw:z-index="34" draw:name="Shape1" draw:style-name="gr19" draw:text-style-name="P15" svg:width="1.6831in" svg:height="0.528in" svg:x="3.8256in" svg:y="-0.0563in"><text:p text:style-name="P14"><text:span text:style-name="T18">Anna Brown</text:span></text:p><draw:enhanced-geometry svg:viewBox="0 0 21600 21600" draw:type="rectangle" draw:enhanced-path="M 0 0 L 21600 0 21600 21600 0 21600 0 0 Z N"/></draw:custom-shape></text:p>
      <text:p text:style-name="P11"/>
      <text:p text:style-name="P4"><text:span text:style-name="T1">Family Sentences: (Write about your family, </text:span><text:span text:style-name="T2">friends, </text:span><text:span text:style-name="T3">and teachers</text:span><text:span text:style-name="T1">)</text:span></text:p>
      <text:p text:style-name="P5"><text:span text:style-name="T14">(Example)</text:span><text:span text:style-name="T11">:<text:tab/>My mother’s name is </text:span><text:span text:style-name="T15">_</text:span><text:span text:style-name="T16"> <text:s/>Molly Reed <text:s text:c="2"/></text:span><text:span text:style-name="T10">.</text:span></text:p>
      <text:p text:style-name="P5"><text:span text:style-name="T14">(Example)</text:span><text:span text:style-name="T11">:<text:tab/>My </text:span><text:span text:style-name="T12">friends’s </text:span><text:span text:style-name="T11">name is </text:span><text:span text:style-name="T15">_</text:span><text:span text:style-name="T16"> <text:s/>Susan Banks <text:s text:c="2"/></text:span><text:span text:style-name="T10">.</text:span></text:p>
      <text:p text:style-name="P5"><text:span text:style-name="T14">(Example)</text:span><text:span text:style-name="T11">:<text:tab/>My </text:span><text:span text:style-name="T13">teacher</text:span><text:span text:style-name="T12">’s </text:span><text:span text:style-name="T11">name is </text:span><text:span text:style-name="T15">_</text:span><text:span text:style-name="T16"> <text:s/></text:span><text:span text:style-name="T17">Jane Goodall</text:span><text:span text:style-name="T16"> <text:s text:c="2"/></text:span><text:span text:style-name="T10">. </text:span></text:p>
      <text:p text:style-name="P13"><text:span text:style-name="T6">W</text:span><text:span text:style-name="T5">rite 5 sentences about your family </text:span><text:span text:style-name="T7">and friends</text:span><text:span text:style-name="T5">:</text:span></text:p>
      <text:p text:style-name="P12">1. ____________________________________________________________________.</text:p>
      <text:p text:style-name="P12">2. ____________________________________________________________________.</text:p>
      <text:p text:style-name="P12">3. ____________________________________________________________________.</text:p>
      <text:p text:style-name="P12">4. ____________________________________________________________________.</text:p>
      <text:p text:style-name="P12">5. ____________________________________________________________________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32d12" officeooo:paragraph-rsid="00132d12"/>
    </style:style>
    <style:style style:name="MP2" style:family="paragraph" style:parent-style-name="Footer">
      <style:paragraph-properties fo:text-align="end" style:justify-single-word="false"/>
      <style:text-properties fo:font-size="6pt" officeooo:rsid="0027f3c8" officeooo:paragraph-rsid="0027f3c8" style:font-size-asian="6pt" style:font-size-complex="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Level: Beginner</text:p>
      </style:header>
      <style:footer>
        <text:p text:style-name="MP2"><draw:frame draw:style-name="Mfr1" draw:name="Image1" text:anchor-type="char" svg:x="6.078in" svg:y="0.139in" svg:width="0.8335in" svg:height="0.1563in" draw:z-index="24"><draw:image xlink:href="Pictures/10000201000000500000000FAD71AEB882A1C20D.png" xlink:type="simple" xlink:show="embed" xlink:actuate="onLoad" loext:mime-type="image/png"/></draw:frame>To the extent possible under law, Matthew Silva has waived all copyright and related or neighboring rights to Family Worksheet Beginner. This work is published from: United States.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7T10:10:10.265111336</meta:creation-date>
    <dc:date>2020-03-08T19:57:29.049571446</dc:date>
    <meta:editing-duration>PT2H3M</meta:editing-duration>
    <meta:editing-cycles>26</meta:editing-cycles>
    <meta:generator>LibreOffice/6.1.5.2$Linux_X86_64 LibreOffice_project/10$Build-2</meta:generator>
    <meta:document-statistic meta:table-count="0" meta:image-count="1" meta:object-count="0" meta:page-count="2" meta:paragraph-count="24" meta:word-count="161" meta:character-count="1413" meta:non-whitespace-character-count="1262"/>
  </office:meta>
</office:document-meta>
</file>